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KFGQPC HAFS Uthmanic Script" svg:font-family="'KFGQPC HAFS Uthmanic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may-break-between-rows="true" style:writing-mode="lr-tb"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row-height="0.4in"/>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2" style:family="table-row">
      <style:table-row-properties style:row-height="0.6in" fo:keep-together="auto"/>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style:row-height="0.6in"/>
    </style:style>
    <style:style style:name="Table1.4" style:family="table-row">
      <style:table-row-properties style:row-height="0.6in"/>
    </style:style>
    <style:style style:name="Table1.5" style:family="table-row">
      <style:table-row-properties style:row-height="0.6in"/>
    </style:style>
    <style:style style:name="Table1.6" style:family="table-row">
      <style:table-row-properties style:row-height="0.6in"/>
    </style:style>
    <style:style style:name="Table1.7" style:family="table-row">
      <style:table-row-properties style:row-height="0.6in"/>
    </style:style>
    <style:style style:name="Table1.8" style:family="table-row">
      <style:table-row-properties style:row-height="0.6in"/>
    </style:style>
    <style:style style:name="Table1.9" style:family="table-row">
      <style:table-row-properties style:row-height="0.6in"/>
    </style:style>
    <style:style style:name="Table1.10" style:family="table-row">
      <style:table-row-properties style:row-height="0.6in"/>
    </style:style>
    <style:style style:name="Table1.11" style:family="table-row">
      <style:table-row-properties style:row-height="0.6in"/>
    </style:style>
    <style:style style:name="Table1.12" style:family="table-row">
      <style:table-row-properties style:row-height="0.6in"/>
    </style:style>
    <style:style style:name="Table1.13" style:family="table-row">
      <style:table-row-properties style:row-height="0.6in"/>
    </style:style>
    <style:style style:name="Table1.14" style:family="table-row">
      <style:table-row-properties style:row-height="0.6in"/>
    </style:style>
    <style:style style:name="Table1.15" style:family="table-row">
      <style:table-row-properties style:row-height="0.6in"/>
    </style:style>
    <style:style style:name="Table1.16" style:family="table-row">
      <style:table-row-properties style:row-height="0.6in"/>
    </style:style>
    <style:style style:name="Table1.17" style:family="table-row">
      <style:table-row-properties style:row-height="0.6in"/>
    </style:style>
    <style:style style:name="Table1.18" style:family="table-row">
      <style:table-row-properties style:row-height="0.6in"/>
    </style:style>
    <style:style style:name="Table1.19" style:family="table-row">
      <style:table-row-properties style:row-height="0.6in"/>
    </style:style>
    <style:style style:name="Table1.20" style:family="table-row">
      <style:table-row-properties style:row-height="0.6in"/>
    </style:style>
    <style:style style:name="Table1.21" style:family="table-row">
      <style:table-row-properties style:row-height="0.6in"/>
    </style:style>
    <style:style style:name="Table1.22" style:family="table-row">
      <style:table-row-properties style:row-height="0.6in"/>
    </style:style>
    <style:style style:name="Table1.23" style:family="table-row">
      <style:table-row-properties style:row-height="0.6in"/>
    </style:style>
    <style:style style:name="Table1.24" style:family="table-row">
      <style:table-row-properties style:row-height="0.6in"/>
    </style:style>
    <style:style style:name="Table1.25" style:family="table-row">
      <style:table-row-properties style:row-height="0.6in"/>
    </style:style>
    <style:style style:name="Table1.26" style:family="table-row">
      <style:table-row-properties style:row-height="0.6in"/>
    </style:style>
    <style:style style:name="Table1.27" style:family="table-row">
      <style:table-row-properties style:row-height="0.6in"/>
    </style:style>
    <style:style style:name="Table1.28" style:family="table-row">
      <style:table-row-properties style:row-height="0.6in"/>
    </style:style>
    <style:style style:name="Table1.29" style:family="table-row">
      <style:table-row-properties style:row-height="0.6in"/>
    </style:style>
    <style:style style:name="Table1.30" style:family="table-row">
      <style:table-row-properties style:row-height="0.6in"/>
    </style:style>
    <style:style style:name="P1" style:family="paragraph" style:parent-style-name="Heading_20_3">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rsid="00163e45" officeooo:paragraph-rsid="00163e45"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rsid="00163e45" officeooo:paragraph-rsid="00163e45"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rsid="0015f219" officeooo:paragraph-rsid="0015f219"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rsid="001a4ab6" officeooo:paragraph-rsid="001a4ab6"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solid" style:text-underline-width="auto" style:text-underline-color="font-color" fo:font-weight="normal" officeooo:rsid="0016ffe7" officeooo:paragraph-rsid="0016ffe7"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solid" style:text-underline-width="auto" style:text-underline-color="font-color" fo:font-weight="normal" officeooo:rsid="00163e45" officeooo:paragraph-rsid="00163e45"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solid" style:text-underline-width="auto" style:text-underline-color="font-color" fo:font-weight="normal" officeooo:rsid="001a4ab6" officeooo:paragraph-rsid="001a4ab6"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20pt" fo:font-style="normal" fo:text-shadow="none" style:text-underline-style="none" fo:font-weight="normal" officeooo:rsid="001c4705" officeooo:paragraph-rsid="001c4705"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KFGQPC HAFS Uthmanic Script" fo:font-size="20pt" fo:font-style="normal" fo:text-shadow="none" style:text-underline-style="none" fo:font-weight="normal" officeooo:rsid="00163e45" officeooo:paragraph-rsid="00163e45" style:font-size-asian="20pt" style:font-style-asian="normal" style:font-weight-asian="normal" style:font-name-complex="KFGQPC HAFS Uthmanic Script" style:font-size-complex="20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KFGQPC HAFS Uthmanic Script" fo:font-size="20pt" fo:font-style="normal" fo:text-shadow="none" style:text-underline-style="none" fo:font-weight="normal" officeooo:rsid="0018a8f1" officeooo:paragraph-rsid="0018a8f1" style:font-size-asian="20pt" style:font-style-asian="normal" style:font-weight-asian="normal" style:font-name-complex="KFGQPC HAFS Uthmanic Script" style:font-size-complex="20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KFGQPC HAFS Uthmanic Script" fo:font-size="20pt" fo:font-style="normal" fo:text-shadow="none" style:text-underline-style="none" fo:font-weight="normal" officeooo:rsid="001a4ab6" officeooo:paragraph-rsid="001a4ab6" style:font-size-asian="20pt" style:font-style-asian="normal" style:font-weight-asian="normal" style:font-name-complex="KFGQPC HAFS Uthmanic Script" style:font-size-complex="20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KFGQPC HAFS Uthmanic Script" fo:font-size="20pt" fo:font-style="normal" fo:text-shadow="none" style:text-underline-style="none" fo:font-weight="normal" officeooo:rsid="0018a8f1" officeooo:paragraph-rsid="0018a8f1" style:font-size-asian="20pt" style:font-style-asian="normal" style:font-weight-asian="normal" style:font-name-complex="KFGQPC HAFS Uthmanic Script" style:font-size-complex="24pt" style:font-style-complex="normal" style:font-weight-complex="normal" style:text-overline-style="none" style:text-overline-color="font-color"/>
    </style:style>
    <style:style style:name="P14" style:family="paragraph" style:parent-style-name="Standard">
      <style:paragraph-properties fo:text-align="end" style:justify-single-word="false" style:writing-mode="rl-tb"/>
      <style:text-properties fo:font-size="16pt" officeooo:rsid="000e934a" officeooo:paragraph-rsid="000e934a" style:font-size-asian="14pt" style:font-name-complex="KFGQPC HAFS Uthmanic Script" style:font-size-complex="16pt"/>
    </style:style>
    <style:style style:name="P15" style:family="paragraph" style:parent-style-name="Standard">
      <style:paragraph-properties fo:text-align="start" style:justify-single-word="false" style:writing-mode="lr-tb"/>
      <style:text-properties fo:font-size="16pt" officeooo:rsid="000e934a" officeooo:paragraph-rsid="000e934a" style:font-size-asian="14pt" style:font-name-complex="KFGQPC HAFS Uthmanic Script" style:font-size-complex="16pt"/>
    </style:style>
    <style:style style:name="P16" style:family="paragraph" style:parent-style-name="Standard">
      <style:paragraph-properties fo:text-align="justify" style:justify-single-word="false" style:writing-mode="lr-tb"/>
      <style:text-properties fo:font-size="16pt" officeooo:rsid="001020ef" officeooo:paragraph-rsid="00121252" style:font-size-asian="14pt" style:font-name-complex="KFGQPC HAFS Uthmanic Script" style:font-size-complex="16pt"/>
    </style:style>
    <style:style style:name="P17" style:family="paragraph" style:parent-style-name="Standard">
      <style:paragraph-properties fo:text-align="justify" style:justify-single-word="false" style:writing-mode="lr-tb"/>
      <style:text-properties fo:font-size="16pt" officeooo:rsid="001020ef" officeooo:paragraph-rsid="00152e36" style:font-size-asian="14pt" style:font-name-complex="KFGQPC HAFS Uthmanic Script" style:font-size-complex="16pt"/>
    </style:style>
    <style:style style:name="P18" style:family="paragraph" style:parent-style-name="Standard">
      <style:paragraph-properties fo:text-align="justify" style:justify-single-word="false" style:writing-mode="lr-tb"/>
      <style:text-properties fo:font-size="16pt" officeooo:rsid="001020ef" officeooo:paragraph-rsid="001c75a4" style:font-size-asian="14pt" style:font-name-complex="KFGQPC HAFS Uthmanic Script" style:font-size-complex="16pt"/>
    </style:style>
    <style:style style:name="P19" style:family="paragraph" style:parent-style-name="Standard">
      <style:paragraph-properties fo:text-align="justify" style:justify-single-word="false" style:writing-mode="lr-tb"/>
      <style:text-properties fo:font-size="16pt" officeooo:rsid="001020ef" officeooo:paragraph-rsid="00214c20" style:font-size-asian="14pt" style:font-name-complex="KFGQPC HAFS Uthmanic Script" style:font-size-complex="16pt"/>
    </style:style>
    <style:style style:name="P20" style:family="paragraph" style:parent-style-name="Standard">
      <style:paragraph-properties fo:text-align="justify" style:justify-single-word="false" style:writing-mode="lr-tb"/>
      <style:text-properties fo:font-size="16pt" officeooo:rsid="001020ef" officeooo:paragraph-rsid="002320ce" style:font-size-asian="14pt" style:font-name-complex="KFGQPC HAFS Uthmanic Script" style:font-size-complex="16pt"/>
    </style:style>
    <style:style style:name="P21" style:family="paragraph" style:parent-style-name="Standard">
      <style:paragraph-properties fo:text-align="start" style:justify-single-word="false" style:writing-mode="lr-tb"/>
      <style:text-properties fo:font-size="16pt" officeooo:rsid="0015f219" officeooo:paragraph-rsid="0015f219" style:font-size-asian="14pt" style:font-name-complex="KFGQPC HAFS Uthmanic Script" style:font-size-complex="16pt"/>
    </style:style>
    <style:style style:name="P22" style:family="paragraph" style:parent-style-name="Standard">
      <style:paragraph-properties fo:text-align="center" style:justify-single-word="false" style:writing-mode="lr-tb"/>
      <style:text-properties fo:font-size="16pt" style:text-underline-style="solid" style:text-underline-width="auto" style:text-underline-color="font-color" officeooo:rsid="0015f219" officeooo:paragraph-rsid="0015f219" style:font-size-asian="14pt" style:font-name-complex="KFGQPC HAFS Uthmanic Script" style:font-size-complex="16pt"/>
    </style:style>
    <style:style style:name="P23" style:family="paragraph" style:parent-style-name="Standard">
      <style:paragraph-properties fo:text-align="center" style:justify-single-word="false" style:writing-mode="lr-tb"/>
      <style:text-properties fo:font-size="16pt" style:text-underline-style="solid" style:text-underline-width="auto" style:text-underline-color="font-color" officeooo:rsid="0022ebdc" officeooo:paragraph-rsid="0022ebdc" style:font-size-asian="14pt" style:font-name-complex="KFGQPC HAFS Uthmanic Script" style:font-size-complex="16pt"/>
    </style:style>
    <style:style style:name="P24" style:family="paragraph" style:parent-style-name="Standard">
      <style:paragraph-properties fo:text-align="center" style:justify-single-word="false" style:writing-mode="lr-tb"/>
      <style:text-properties fo:font-size="16pt" style:text-underline-style="solid" style:text-underline-width="auto" style:text-underline-color="font-color" officeooo:rsid="00252231" officeooo:paragraph-rsid="00252231" style:font-size-asian="14pt" style:font-name-complex="KFGQPC HAFS Uthmanic Script" style:font-size-complex="16pt"/>
    </style:style>
    <style:style style:name="P25" style:family="paragraph" style:parent-style-name="Standard">
      <style:paragraph-properties fo:text-align="justify" style:justify-single-word="false" style:writing-mode="lr-tb"/>
      <style:text-properties fo:font-size="16pt" style:text-underline-style="none" officeooo:rsid="00252231" officeooo:paragraph-rsid="00252231" style:font-size-asian="14pt" style:font-name-complex="KFGQPC HAFS Uthmanic Script" style:font-size-complex="16pt"/>
    </style:style>
    <style:style style:name="P26" style:family="paragraph" style:parent-style-name="Standard">
      <style:paragraph-properties fo:text-align="justify" style:justify-single-word="false" style:writing-mode="lr-tb"/>
      <style:text-properties fo:font-size="16pt" style:text-underline-style="none" officeooo:rsid="0025b3bd" officeooo:paragraph-rsid="00275fec" style:font-size-asian="14pt" style:font-name-complex="KFGQPC HAFS Uthmanic Script" style:font-size-complex="16pt"/>
    </style:style>
    <style:style style:name="P27" style:family="paragraph" style:parent-style-name="Standard">
      <style:paragraph-properties fo:text-align="start" style:justify-single-word="false" style:writing-mode="lr-tb"/>
      <style:text-properties fo:font-size="16pt" style:text-underline-style="none" officeooo:rsid="0025b3bd" officeooo:paragraph-rsid="00275fec" style:font-size-asian="14pt" style:font-name-complex="KFGQPC HAFS Uthmanic Script" style:font-size-complex="16pt"/>
    </style:style>
    <style:style style:name="P28" style:family="paragraph" style:parent-style-name="Table_20_Contents">
      <style:paragraph-properties fo:text-align="center" style:justify-single-word="false"/>
      <style:text-properties fo:color="#ffffff" loext:opacity="100%" style:text-outline="false" style:text-line-through-style="none" style:text-line-through-type="none" style:font-name="KFGQPC HAFS Uthmanic Script" fo:font-size="20pt" fo:font-style="normal" fo:text-shadow="none" style:text-underline-style="none" fo:font-weight="normal" officeooo:rsid="0018a8f1" officeooo:paragraph-rsid="0018a8f1" style:font-size-asian="20pt" style:font-style-asian="normal" style:font-weight-asian="normal" style:font-name-complex="KFGQPC HAFS Uthmanic Script" style:font-size-complex="20pt" style:font-style-complex="normal" style:font-weight-complex="normal" style:text-overline-style="none" style:text-overline-color="font-color"/>
    </style:style>
    <style:style style:name="P29" style:family="paragraph" style:parent-style-name="Standard">
      <style:paragraph-properties fo:text-align="justify" style:justify-single-word="false" style:writing-mode="lr-tb"/>
      <style:text-properties fo:font-size="16pt" officeooo:rsid="00119ba2" officeooo:paragraph-rsid="00119ba2" style:font-size-asian="14pt" style:font-name-complex="KFGQPC HAFS Uthmanic Script" style:font-size-complex="16pt"/>
    </style:style>
    <style:style style:name="P30" style:family="paragraph" style:parent-style-name="Standard" style:list-style-name="L2">
      <style:paragraph-properties fo:text-align="justify" style:justify-single-word="false" style:writing-mode="lr-tb"/>
      <style:text-properties fo:font-size="16pt" style:text-underline-style="none" officeooo:rsid="0025b02f" officeooo:paragraph-rsid="0025b3bd" style:font-size-asian="14pt" style:font-name-complex="KFGQPC HAFS Uthmanic Script" style:font-size-complex="16pt"/>
    </style:style>
    <style:style style:name="P31" style:family="paragraph" style:parent-style-name="Standard" style:list-style-name="L2">
      <style:paragraph-properties fo:text-align="justify" style:justify-single-word="false" style:writing-mode="lr-tb"/>
      <style:text-properties fo:font-size="16pt" style:text-underline-style="none" officeooo:rsid="00259150" officeooo:paragraph-rsid="0025b02f" style:font-size-asian="14pt" style:font-name-complex="KFGQPC HAFS Uthmanic Script" style:font-size-complex="16pt"/>
    </style:style>
    <style:style style:name="P32" style:family="paragraph" style:parent-style-name="Standard" style:list-style-name="L2">
      <style:paragraph-properties fo:text-align="start" style:justify-single-word="false" style:writing-mode="lr-tb"/>
      <style:text-properties fo:font-size="16pt" style:text-underline-style="none" officeooo:rsid="0025b3bd" officeooo:paragraph-rsid="00275fec" style:font-size-asian="14pt" style:font-name-complex="KFGQPC HAFS Uthmanic Script" style:font-size-complex="16pt"/>
    </style:style>
    <style:style style:name="P33" style:family="paragraph" style:parent-style-name="Standard" style:list-style-name="L1">
      <style:paragraph-properties fo:text-align="justify" style:justify-single-word="false" style:writing-mode="lr-tb"/>
      <style:text-properties style:font-name="Liberation Serif" fo:font-size="16pt" officeooo:paragraph-rsid="00119ba2" style:font-size-asian="16pt" style:font-name-complex="Liberation Serif" style:font-size-complex="16pt"/>
    </style:style>
    <style:style style:name="P34" style:family="paragraph" style:parent-style-name="Standard" style:list-style-name="L1">
      <style:paragraph-properties fo:text-align="justify" style:justify-single-word="false" style:writing-mode="lr-tb"/>
      <style:text-properties style:font-name="Liberation Serif" fo:font-size="16pt" officeooo:paragraph-rsid="00121252" style:font-size-asian="16pt" style:font-name-complex="Liberation Serif" style:font-size-complex="16pt"/>
    </style:style>
    <style:style style:name="P35" style:family="paragraph" style:parent-style-name="Standard" style:list-style-name="L1">
      <style:paragraph-properties fo:text-align="justify" style:justify-single-word="false" style:writing-mode="lr-tb"/>
      <style:text-properties style:font-name="Liberation Serif" fo:font-size="16pt" officeooo:rsid="00130bc1" officeooo:paragraph-rsid="00249cb1" style:font-size-asian="16pt" style:font-name-complex="Liberation Serif" style:font-size-complex="16pt"/>
    </style:style>
    <style:style style:name="T1" style:family="text">
      <style:text-properties officeooo:rsid="000e934a"/>
    </style:style>
    <style:style style:name="T2" style:family="text">
      <style:text-properties officeooo:rsid="001020ef"/>
    </style:style>
    <style:style style:name="T3" style:family="text">
      <style:text-properties officeooo:rsid="00119ba2"/>
    </style:style>
    <style:style style:name="T4" style:family="text">
      <style:text-properties officeooo:rsid="00121252"/>
    </style:style>
    <style:style style:name="T5" style:family="text">
      <style:text-properties officeooo:rsid="00130bc1"/>
    </style:style>
    <style:style style:name="T6" style:family="text">
      <style:text-properties officeooo:rsid="0014d1ec"/>
    </style:style>
    <style:style style:name="T7" style:family="text">
      <style:text-properties officeooo:rsid="00152e36"/>
    </style:style>
    <style:style style:name="T8" style:family="text">
      <style:text-properties officeooo:rsid="0015f219"/>
    </style:style>
    <style:style style:name="T9" style:family="text">
      <style:text-properties style:use-window-font-color="true" loext:opacity="0%" style:text-position="0% 100%" fo:font-size="14pt" fo:font-weight="bold" style:font-size-asian="14pt" style:font-weight-asian="bold" style:font-size-complex="14pt" style:language-complex="ar" style:country-complex="SA" style:font-weight-complex="bold"/>
    </style:style>
    <style:style style:name="T10" style:family="text">
      <style:text-properties officeooo:rsid="001a4ab6"/>
    </style:style>
    <style:style style:name="T11" style:family="text">
      <style:text-properties style:text-underline-style="solid" style:text-underline-width="auto" style:text-underline-color="font-color" officeooo:rsid="001a4ab6"/>
    </style:style>
    <style:style style:name="T12" style:family="text">
      <style:text-properties style:text-underline-style="solid" style:text-underline-width="auto" style:text-underline-color="font-color" officeooo:rsid="001da103"/>
    </style:style>
    <style:style style:name="T13" style:family="text">
      <style:text-properties officeooo:rsid="001bd12c"/>
    </style:style>
    <style:style style:name="T14" style:family="text">
      <style:text-properties officeooo:rsid="001c4705"/>
    </style:style>
    <style:style style:name="T15" style:family="text">
      <style:text-properties officeooo:rsid="001c75a4"/>
    </style:style>
    <style:style style:name="T16" style:family="text">
      <style:text-properties officeooo:rsid="001da103"/>
    </style:style>
    <style:style style:name="T17" style:family="text">
      <style:text-properties officeooo:rsid="00214c20"/>
    </style:style>
    <style:style style:name="T18" style:family="text">
      <style:text-properties officeooo:rsid="002320ce"/>
    </style:style>
    <style:style style:name="T19" style:family="text">
      <style:text-properties officeooo:rsid="00249cb1"/>
    </style:style>
    <style:style style:name="T20" style:family="text">
      <style:text-properties officeooo:rsid="00259150"/>
    </style:style>
    <style:style style:name="T21" style:family="text">
      <style:text-properties style:font-name="KFGQPC HAFS Uthmanic Script"/>
    </style:style>
    <style:style style:name="T22" style:family="text">
      <style:text-properties style:font-name="KFGQPC HAFS Uthmanic Script" officeooo:rsid="0025b02f"/>
    </style:style>
    <style:style style:name="T23" style:family="text">
      <style:text-properties style:font-name="KFGQPC HAFS Uthmanic Script" officeooo:rsid="000e934a"/>
    </style:style>
    <style:style style:name="T24" style:family="text">
      <style:text-properties officeooo:rsid="0025b02f"/>
    </style:style>
    <style:style style:name="T25" style:family="text">
      <style:text-properties officeooo:rsid="0025b3bd"/>
    </style:style>
    <style:style style:name="T26" style:family="text">
      <style:text-properties officeooo:rsid="001f6ee3" style:font-size-asian="16pt"/>
    </style:style>
    <style:style style:name="T27" style:family="text">
      <style:text-properties officeooo:rsid="000e934a" style:font-size-asian="16pt"/>
    </style:style>
    <style:style style:name="T28" style:family="text">
      <style:text-properties officeooo:rsid="00275fec" style:font-size-asian="16pt"/>
    </style:style>
    <style:style style:name="T29" style:family="text">
      <style:text-properties officeooo:rsid="00275fec"/>
    </style:style>
    <style:style style:name="T30" style:family="text">
      <style:text-properties officeooo:rsid="0028d822"/>
    </style:style>
    <style:style style:name="T31"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بِسْمِ ٱللّٰهِ ٱلرَّحْمٰنِ ٱلرَّحِيمِ</text:p>
      <text:p text:style-name="P14">الْحَمْدُ لِلّٰهِ</text:p>
      <text:p text:style-name="P15"/>
      <text:p text:style-name="P15">‎(<text:span text:style-name="T8">B</text:span>ismi-llâhi-r-Raḥmâni-r-raḥîm) </text:p>
      <text:p text:style-name="P15">‎(AlḤamd<text:span text:style-name="T12">ou</text:span> Lillâh)</text:p>
      <text:p text:style-name="P15"/>
      <text:p text:style-name="P17"><text:tab/>Ceci est une introduction à cet essai de traduction. <text:span text:style-name="T7">Je vais y discuter de plusieurs thèmes afin d’expliquer </text:span><text:span text:style-name="T8">mes choix de traduction</text:span><text:span text:style-name="T7">. Il est important </text:span><text:span text:style-name="T8">de lire cette introduction pour comprendre certains principes qui vous permettront de lire cette traduction correctement et d’en bénéficier complètement.</text:span></text:p>
      <text:p text:style-name="P17"/>
      <text:p text:style-name="P22">1) La translittération</text:p>
      <text:p text:style-name="P21"/>
      <text:p text:style-name="P21"><text:tab/>Certains lecteurs auront du mal à lire l’Arabe. C’est pour cela que j’ai décidé qu’il faut suivre un système de translittération, un système qui nous permet d’écrire des mots arabes avec des lettres françaises. Voici un tableau qui vous expliquera ma méthode de translittération :</text:p>
      <text:p text:style-name="P17"/>
      <table:table table:name="Table1" table:style-name="Table1" table:template-name="Default Style">
        <table:table-column table:style-name="Table1.A"/>
        <table:table-column table:style-name="Table1.B"/>
        <table:table-row table:style-name="Table1.1">
          <table:table-cell table:style-name="Table1.A1" office:value-type="string">
            <text:p text:style-name="P3">Lettre <text:span text:style-name="T14">ou voyelle</text:span> arabe</text:p>
          </table:table-cell>
          <table:table-cell table:style-name="Table1.B1" office:value-type="string">
            <text:p text:style-name="P3">Lettre(s) françaises</text:p>
          </table:table-cell>
        </table:table-row>
        <table:table-row table:style-name="Table1.2">
          <table:table-cell table:style-name="Table1.A2" office:value-type="string">
            <text:p text:style-name="P10">ب</text:p>
          </table:table-cell>
          <table:table-cell table:style-name="Table1.B2" office:value-type="string">
            <text:p text:style-name="P2">b</text:p>
          </table:table-cell>
        </table:table-row>
        <table:table-row table:style-name="Table1.3">
          <table:table-cell table:style-name="Table1.A2" office:value-type="string">
            <text:p text:style-name="P10">ت</text:p>
          </table:table-cell>
          <table:table-cell table:style-name="Table1.B2" office:value-type="string">
            <text:p text:style-name="P2">t</text:p>
          </table:table-cell>
        </table:table-row>
        <table:table-row table:style-name="Table1.4">
          <table:table-cell table:style-name="Table1.A2" office:value-type="string">
            <text:p text:style-name="P10">ث</text:p>
          </table:table-cell>
          <table:table-cell table:style-name="Table1.B2" office:value-type="string">
            <text:p text:style-name="P6">th</text:p>
          </table:table-cell>
        </table:table-row>
        <table:table-row table:style-name="Table1.5">
          <table:table-cell table:style-name="Table1.A2" office:value-type="string">
            <text:p text:style-name="P10">ج</text:p>
          </table:table-cell>
          <table:table-cell table:style-name="Table1.B2" office:value-type="string">
            <text:p text:style-name="P7">dj</text:p>
          </table:table-cell>
        </table:table-row>
        <table:table-row table:style-name="Table1.6">
          <table:table-cell table:style-name="Table1.A2" office:value-type="string">
            <text:p text:style-name="P10">ح</text:p>
          </table:table-cell>
          <table:table-cell table:style-name="Table1.B2" office:value-type="string">
            <text:p text:style-name="P4">ḥ</text:p>
          </table:table-cell>
        </table:table-row>
        <table:table-row table:style-name="Table1.7">
          <table:table-cell table:style-name="Table1.A2" office:value-type="string">
            <text:p text:style-name="P10">خ</text:p>
          </table:table-cell>
          <table:table-cell table:style-name="Table1.B2" office:value-type="string">
            <text:p text:style-name="P7">kh</text:p>
          </table:table-cell>
        </table:table-row>
        <table:table-row table:style-name="Table1.8">
          <table:table-cell table:style-name="Table1.A2" office:value-type="string">
            <text:p text:style-name="P10">د</text:p>
          </table:table-cell>
          <table:table-cell table:style-name="Table1.B2" office:value-type="string">
            <text:p text:style-name="P2">d</text:p>
          </table:table-cell>
        </table:table-row>
        <text:soft-page-break/>
        <table:table-row table:style-name="Table1.9">
          <table:table-cell table:style-name="Table1.A2" office:value-type="string">
            <text:p text:style-name="P12">ذ</text:p>
          </table:table-cell>
          <table:table-cell table:style-name="Table1.B2" office:value-type="string">
            <text:p text:style-name="P7">dh</text:p>
          </table:table-cell>
        </table:table-row>
        <table:table-row table:style-name="Table1.10">
          <table:table-cell table:style-name="Table1.A2" office:value-type="string">
            <text:p text:style-name="P12">ر</text:p>
          </table:table-cell>
          <table:table-cell table:style-name="Table1.B2" office:value-type="string">
            <text:p text:style-name="P2">r</text:p>
          </table:table-cell>
        </table:table-row>
        <table:table-row table:style-name="Table1.11">
          <table:table-cell table:style-name="Table1.A2" office:value-type="string">
            <text:p text:style-name="P12">ز</text:p>
          </table:table-cell>
          <table:table-cell table:style-name="Table1.B2" office:value-type="string">
            <text:p text:style-name="P2">z</text:p>
          </table:table-cell>
        </table:table-row>
        <table:table-row table:style-name="Table1.12">
          <table:table-cell table:style-name="Table1.A2" office:value-type="string">
            <text:p text:style-name="P12">س</text:p>
          </table:table-cell>
          <table:table-cell table:style-name="Table1.B2" office:value-type="string">
            <text:p text:style-name="P2">s</text:p>
          </table:table-cell>
        </table:table-row>
        <table:table-row table:style-name="Table1.13">
          <table:table-cell table:style-name="Table1.A2" office:value-type="string">
            <text:p text:style-name="P12">ش</text:p>
          </table:table-cell>
          <table:table-cell table:style-name="Table1.B2" office:value-type="string">
            <text:p text:style-name="P7">ch</text:p>
          </table:table-cell>
        </table:table-row>
        <table:table-row table:style-name="Table1.14">
          <table:table-cell table:style-name="Table1.A2" office:value-type="string">
            <text:p text:style-name="P12">ص</text:p>
          </table:table-cell>
          <table:table-cell table:style-name="Table1.B2" office:value-type="string">
            <text:p text:style-name="P4">ṣ</text:p>
          </table:table-cell>
        </table:table-row>
        <table:table-row table:style-name="Table1.15">
          <table:table-cell table:style-name="Table1.A2" office:value-type="string">
            <text:p text:style-name="P12">ض</text:p>
          </table:table-cell>
          <table:table-cell table:style-name="Table1.B2" office:value-type="string">
            <text:h text:style-name="P1" text:outline-level="3"><text:a xlink:type="simple" xlink:href="https://en.wiktionary.org/wiki/ż" text:style-name="Internet_20_link" text:visited-style-name="Visited_20_Internet_20_Link">ż</text:a></text:h>
          </table:table-cell>
        </table:table-row>
        <table:table-row table:style-name="Table1.16">
          <table:table-cell table:style-name="Table1.A2" office:value-type="string">
            <text:p text:style-name="P12">ط</text:p>
          </table:table-cell>
          <table:table-cell table:style-name="Table1.B2" office:value-type="string">
            <text:p text:style-name="P4">ṭ</text:p>
          </table:table-cell>
        </table:table-row>
        <table:table-row table:style-name="Table1.17">
          <table:table-cell table:style-name="Table1.A2" office:value-type="string">
            <text:p text:style-name="P12">ظ</text:p>
          </table:table-cell>
          <table:table-cell table:style-name="Table1.B2" office:value-type="string">
            <text:p text:style-name="P4">ẓ</text:p>
          </table:table-cell>
        </table:table-row>
        <table:table-row table:style-name="Table1.18">
          <table:table-cell table:style-name="Table1.A2" office:value-type="string">
            <text:p text:style-name="P12">ع</text:p>
          </table:table-cell>
          <table:table-cell table:style-name="Table1.B2" office:value-type="string">
            <text:p text:style-name="P9">‘</text:p>
          </table:table-cell>
        </table:table-row>
        <table:table-row table:style-name="Table1.19">
          <table:table-cell table:style-name="Table1.A2" office:value-type="string">
            <text:p text:style-name="P12">غ</text:p>
          </table:table-cell>
          <table:table-cell table:style-name="Table1.B2" office:value-type="string">
            <text:p text:style-name="P7">gh</text:p>
          </table:table-cell>
        </table:table-row>
        <table:table-row table:style-name="Table1.20">
          <table:table-cell table:style-name="Table1.A2" office:value-type="string">
            <text:p text:style-name="P12">ف</text:p>
          </table:table-cell>
          <table:table-cell table:style-name="Table1.B2" office:value-type="string">
            <text:p text:style-name="P4">f</text:p>
          </table:table-cell>
        </table:table-row>
        <table:table-row table:style-name="Table1.21">
          <table:table-cell table:style-name="Table1.A2" office:value-type="string">
            <text:p text:style-name="P12">ق</text:p>
          </table:table-cell>
          <table:table-cell table:style-name="Table1.B2" office:value-type="string">
            <text:p text:style-name="P2">q</text:p>
          </table:table-cell>
        </table:table-row>
        <table:table-row table:style-name="Table1.22">
          <table:table-cell table:style-name="Table1.A2" office:value-type="string">
            <text:p text:style-name="P12">ك</text:p>
          </table:table-cell>
          <table:table-cell table:style-name="Table1.B2" office:value-type="string">
            <text:p text:style-name="P2">k</text:p>
          </table:table-cell>
        </table:table-row>
        <table:table-row table:style-name="Table1.23">
          <table:table-cell table:style-name="Table1.A2" office:value-type="string">
            <text:p text:style-name="P12">ل</text:p>
          </table:table-cell>
          <table:table-cell table:style-name="Table1.B2" office:value-type="string">
            <text:p text:style-name="P2">l</text:p>
          </table:table-cell>
        </table:table-row>
        <table:table-row table:style-name="Table1.24">
          <table:table-cell table:style-name="Table1.A2" office:value-type="string">
            <text:p text:style-name="P12">م</text:p>
          </table:table-cell>
          <table:table-cell table:style-name="Table1.B2" office:value-type="string">
            <text:p text:style-name="P2">m</text:p>
          </table:table-cell>
        </table:table-row>
        <text:soft-page-break/>
        <table:table-row table:style-name="Table1.25">
          <table:table-cell table:style-name="Table1.A2" office:value-type="string">
            <text:p text:style-name="P12">ن</text:p>
          </table:table-cell>
          <table:table-cell table:style-name="Table1.B2" office:value-type="string">
            <text:p text:style-name="P2">n</text:p>
          </table:table-cell>
        </table:table-row>
        <table:table-row table:style-name="Table1.26">
          <table:table-cell table:style-name="Table1.A2" office:value-type="string">
            <text:p text:style-name="P12">ه</text:p>
          </table:table-cell>
          <table:table-cell table:style-name="Table1.B2" office:value-type="string">
            <text:p text:style-name="P2">h</text:p>
          </table:table-cell>
        </table:table-row>
        <table:table-row table:style-name="Table1.27">
          <table:table-cell table:style-name="Table1.A2" office:value-type="string">
            <text:p text:style-name="P12">و</text:p>
          </table:table-cell>
          <table:table-cell table:style-name="Table1.B2" office:value-type="string">
            <text:p text:style-name="P2">w</text:p>
          </table:table-cell>
        </table:table-row>
        <table:table-row table:style-name="Table1.28">
          <table:table-cell table:style-name="Table1.A2" office:value-type="string">
            <text:p text:style-name="P12">ي</text:p>
          </table:table-cell>
          <table:table-cell table:style-name="Table1.B2" office:value-type="string">
            <text:p text:style-name="P2">y</text:p>
          </table:table-cell>
        </table:table-row>
        <table:table-row table:style-name="Table1.29">
          <table:table-cell table:style-name="Table1.A2" office:value-type="string">
            <text:p text:style-name="P28"><text:span text:style-name="Strong_20_Emphasis"><text:span text:style-name="T9">َ</text:span></text:span></text:p>
          </table:table-cell>
          <table:table-cell table:style-name="Table1.B2" office:value-type="string">
            <text:p text:style-name="P5">a</text:p>
          </table:table-cell>
        </table:table-row>
        <table:table-row table:style-name="Table1.30">
          <table:table-cell table:style-name="Table1.A2" office:value-type="string">
            <text:p text:style-name="P11">ِ</text:p>
          </table:table-cell>
          <table:table-cell table:style-name="Table1.B2" office:value-type="string">
            <text:p text:style-name="P5">i</text:p>
          </table:table-cell>
        </table:table-row>
        <table:table-row table:style-name="Table1.2">
          <table:table-cell table:style-name="Table1.A2" office:value-type="string">
            <text:p text:style-name="P13">ُ</text:p>
          </table:table-cell>
          <table:table-cell table:style-name="Table1.B2" office:value-type="string">
            <text:p text:style-name="P8">ou</text:p>
          </table:table-cell>
        </table:table-row>
      </table:table>
      <text:p text:style-name="P17"/>
      <text:p text:style-name="P20"><text:tab/><text:span text:style-name="T10">Comme vous pouvez le voir, les 3 voyelles courtes sont écrites a, i et ou. Si leur son doit être rallongé, elle seront écrites â, î et </text:span><text:span text:style-name="T11">oû</text:span><text:span text:style-name="T10">. Vous pouvez aussi voir que si deux lettres françaises sont censées former un seul son, je les souligne. Cela devrait simplifier la </text:span><text:span text:style-name="T13">lecture puisqu’il n’y a jamais de dou</text:span><text:span text:style-name="T17">te si l</text:span><text:span text:style-name="T18">es deux lettres représentent un ou deux sons. </text:span><text:span text:style-name="T7">Il devrait maintenant être simple pour nous d’utiliser la translittération pour expliquer l</text:span><text:span text:style-name="T17">a prononciation d</text:span><text:span text:style-name="T7">es mots.</text:span></text:p>
      <text:p text:style-name="P19"/>
      <text:p text:style-name="P23">2) Les caractéristiques les plus importantes d’une traduction</text:p>
      <text:p text:style-name="P17"/>
      <text:p text:style-name="P17"><text:span text:style-name="T7"><text:tab/>J</text:span>e tiens à expliquer certain<text:span text:style-name="T7">e</text:span>s <text:span text:style-name="T7">caractéristiques qui sont nécessaires pour une traduction. Il y en a trois que je souhaite expliquer en détail :</text:span></text:p>
      <text:p text:style-name="P29"/>
      <text:list xml:id="list2912427417" text:style-name="L1">
        <text:list-item>
          <text:p text:style-name="P33"><text:span text:style-name="T3">La précision : la traduction est censée être fiable. Les mots doivent être choisis avec beaucoup d’attention pour réussir à rendre la traduction plus précise. Il est parfois nécessaire d’utiliser plusieurs mots pour expliquer un seul mot Arabe de manière précise. Un exemple est le mot « نَصَرَ </text:span><text:span text:style-name="T2">» </text:span><text:span text:style-name="T3">(n</text:span><text:span text:style-name="T4">aṣara) qui signifie « Il a aidé contre un ennemi ».</text:span></text:p>
        </text:list-item>
        <text:list-item>
          <text:p text:style-name="P34"><text:span text:style-name="T4">La fluidité : </text:span><text:span text:style-name="T5">l</text:span><text:span text:style-name="T4">a traduction est censée suivre le style d’écriture de la langue dans laquelle elle est écrite. Dans notre cas, il est important </text:span><text:soft-page-break/><text:span text:style-name="T4">que la </text:span><text:span text:style-name="T5">traduction est rédigée en langue française de telle manière que la grammaire, l’orthographe et l’ordre des mots soient corrects.</text:span></text:p>
        </text:list-item>
        <text:list-item>
          <text:p text:style-name="P35">La simplicité : la traduction doit être simple à comprendre. Peu de traductions respectent ce principe. La raison pour laquelle je tiens à garder la traduction très simple est parce que notre Seigneur, Allah, a fait descendre Le Coran en utilisant un langage simple à comprendre. <text:s/>Voici une preuve claire et évidente de La Sagesse d’Allah. Une traduction est donc <text:span text:style-name="T6">aussi</text:span> censé<text:span text:style-name="T6">e être simple.</text:span></text:p>
        </text:list-item>
      </text:list>
      <text:p text:style-name="P16"/>
      <text:p text:style-name="P18"><text:tab/>Chaque traducteur <text:span text:style-name="T3">s’efforce donc à trouver un équilibre pour rendre la traduction aussi précise que possible, tout en gardant autant de fluidité que possible et en essayant de garder la traduction simple à comprendre. Certains vont donner plus d’importance à l’une de ces trois caractéristiques alors que d’autres vont préférer </text:span><text:span text:style-name="T14">se concentrer sur</text:span><text:span text:style-name="T3"> une autre. </text:span><text:span text:style-name="T14">Il est possible d’avoir une traduction qui possède deux parmi ces trois caractéristiques mais la troisième caractéristique serait alors </text:span><text:span text:style-name="T15">souvent </text:span><text:span text:style-name="T14">négligée. Il </text:span><text:span text:style-name="T15">est difficile</text:span><text:span text:style-name="T14"> d’avoir une traduction française qui possède ces trois caractéristiques en même temps. Ce que j’ai donc décidé de faire est d’écrire deux types de traductions. La première est une traduction « mot par mot » qui </text:span><text:span text:style-name="T15">est simple et précise</text:span><text:span text:style-name="T14">. </text:span><text:span text:style-name="T15">La fluidité y est donc négligée.</text:span><text:span text:style-name="T14"> La deuxième est une traduction « verset par verset » qui </text:span><text:span text:style-name="T15">possède fluidité et simplicité. Elle s’appuie sur la traduction « mot par mot » pour garder autant de précision que possible, la précision n’est donc pas du tout négligée. J’ai cherché des traductions « mot par mot » du Saint Coran en Français mais je n’est pas pu en trouver une seule qui a été faite par un humain. J’en ai trouvé deux qui ont été faite automatiquement avec un algorithme de traduction et qui ont donc été fausses. Il me semble donc que ceci est la première fois que Le Saint Coran a été traduit en langue française </text:span><text:span text:style-name="T19">avec une traduction « mot par mot »</text:span><text:span text:style-name="T15">, AlḤ</text:span><text:span text:style-name="T16">amd</text:span><text:span text:style-name="T12">ou</text:span><text:span text:style-name="T16"> Lillâh.</text:span></text:p>
      <text:p text:style-name="P18"/>
      <text:p text:style-name="P24">3) <text:span text:style-name="T29">Parenthèses et crochets</text:span></text:p>
      <text:p text:style-name="P25"/>
      <text:p text:style-name="P25"><text:tab/><text:span text:style-name="T20">La traduction « mot par mot » contient des mots entre parenthèses et des mots entre crochets. Les mots entre parenthèses ont dû être ajoutés afin que la traduction ait du sens en langue française. Ces mots ne sont pas ajoutés pour « rendre des gens heureux » ou pour modifier le sens des mots. Les mots entre parenthèses sont des mots qui traduisent la grammaire arabe. Beaucoup de mots français ne sont pas utilisés fréquemment en Arabe puisqu’ils sont traduits en utilisant des règles de </text:span><text:soft-page-break/><text:span text:style-name="T20">grammaire. Cela est nécessaire et non pas quelque chose que je fait pour changer le sens. Voici certains exemples de comment les parenthèses sont utilisées :<text:line-break/></text:span></text:p>
      <text:list xml:id="list931806218" text:style-name="L2">
        <text:list-item>
          <text:p text:style-name="P30">Pour traduire des mots qui ne sont pas présents en Arabe. Le verbe « être » n’est presque jamais utilisé en Arabe dans le présent. L’avantage de ne pas utiliser de verbe est que le verbe limite la phrase à un certains temps (passé, présent ou futur). Sans verbe, la phrase n’est pas limitée dans <text:span text:style-name="T25">un</text:span> temps par un verbe. <text:span text:style-name="T25">Si la phrase contient la préposition « لِ </text:span>» <text:span text:style-name="T25">(à / pour), alors le verbe qui manque est le verbe « appartenir ». </text:span>Un exemple est la phrase « <text:span text:style-name="T23">الْحَمْدُ </text:span><text:span text:style-name="T1">لِلّٰهِ</text:span><text:span text:style-name="T21"> </text:span><text:span text:style-name="T23"><text:s/></text:span>» (AlḤamdu Lillâh). <text:span text:style-name="T25">L</text:span>a phrase signifie « Toute louange <text:span text:style-name="T25">(</text:span>appartient<text:span text:style-name="T25">)</text:span> à Allah. » <text:span text:style-name="T25">Si je n’ajoutais pas le mot « appartient », la phrase n’aurais pas de sens en Français.</text:span></text:p>
        </text:list-item>
        <text:list-item>
          <text:p text:style-name="P31">Pour traduire l’ordre des mots. Dans la langue française, les mots doivent être utilisés dans un certain ordre afin que la phrase ait du sens. Cela n’est pas le cas en Arabe. Les mots ont un ordre normal mais l’ordre peut être changé pour <text:span text:style-name="T24">ajouter de l’emphase aux mots qui ont été mis en avant dans la phrase en les plaçant avant le moment où ils auraient dû être dit ou écrit. Un exemple est </text:span><text:span text:style-name="T25">lié à </text:span><text:span text:style-name="T24">la phrase « </text:span><text:span text:style-name="T23">الْحَمْدُ </text:span><text:span text:style-name="T1">لِلّٰهِ</text:span><text:span text:style-name="T22"> </text:span><text:span text:style-name="T23"><text:s/></text:span><text:span text:style-name="T24">» (AlḤamdu Lillâh) </text:span><text:span text:style-name="T25">que nous venons de voir</text:span><text:span text:style-name="T24">. Ceci est l’ordre normal et la phrase signifie « Toute louange </text:span><text:span text:style-name="T25">(</text:span><text:span text:style-name="T24">appartient</text:span><text:span text:style-name="T25">)</text:span><text:span text:style-name="T24"> à Allah. » Si nous mettons les mots « Lillâhi » d’abord pour leur donner de l’emphase, alors la phrase devient : « </text:span><text:span text:style-name="T1">لِلّٰهِ</text:span><text:span text:style-name="T22"> </text:span><text:span text:style-name="T23">الْحَمْدُ </text:span><text:span text:style-name="T24">» (Lillâhi-lḤamd). Dans cet ordre, la traduction est « </text:span><text:span text:style-name="T25">(</text:span><text:span text:style-name="T24">C’est</text:span><text:span text:style-name="T25">)</text:span><text:span text:style-name="T24"> à Allah </text:span><text:span text:style-name="T25">(</text:span><text:span text:style-name="T24">qu’appartient</text:span><text:span text:style-name="T25">)</text:span><text:span text:style-name="T24"> toute louange. » </text:span><text:span text:style-name="T25">Comme vous pouvez constater, j’ai dû ajouter les mots « C’est » et « qu’ » en plus du mot « appartient » pour bien traduire l’emphase.</text:span></text:p>
        </text:list-item>
        <text:list-item>
          <text:p text:style-name="P32">Pour pouvoir ajouter les mots qu’il suffisait de dire une fois en Arabe mais doivent être répétés en Français pour garder le même sens. Un très bon exemple est la phrase suivante : <text:line-break/>« <text:span text:style-name="T26">لَا تَخُونُوا ا</text:span><text:span text:style-name="T27">للّٰه</text:span><text:span text:style-name="T26">َ وَالرَّسُولَ وَتَخُونُوا أَمَٰنَٰتِكُمۡ وَأَنتُمۡ تَعۡلَمُونَ</text:span> »<text:line-break/>« Ne trahissez pas Allah et Le Messager et (ne) trahissez pas les choses confiées à vous alors que vous savez. »<text:line-break/>Une personne faible d’esprit pourrait me reprocher d’avoir ajouté « ne » et « pas ». Une telle personne dirait alors que la bonne <text:soft-page-break/>traduction est « Ne trahissez pas Allah et Le Messager et trahissez les choses confiées à vous alors que vous savez. » Ce que cette personne ignorerait est le fait que la preuve que ma traduction est correcte est le fait qu’Allah a dit « <text:span text:style-name="T26">وَتَخُونُوا </text:span>». Cela prouve qu’<text:span text:style-name="T29">Allah a interdit de trahir les choses qui nous sont confiées. Si Allah avait voulu nous ordonner de trahir, alors Il aurait dit «</text:span> <text:span text:style-name="T26">و</text:span><text:span text:style-name="T28">َ</text:span><text:span text:style-name="T26">خُونُوا </text:span>». <text:span text:style-name="T29">Le « تَ </text:span>» <text:span text:style-name="T29">prouve que le verbe est sous la forme d’interdiction. En Arabe, il n’est pas nécessaire de répéter le mot « لا </text:span>» <text:span text:style-name="T29">pour prouver l’interdiction mais il est nécessaire de répéter « ne...pas » en Français.</text:span></text:p>
        </text:list-item>
      </text:list>
      <text:p text:style-name="P27"/>
      <text:p text:style-name="P26"><text:tab/><text:span text:style-name="T29">Voici donc ma manière d’utiliser des parenthèses. Je ne mets pas les parenthèses dans le cas de la possession puisqu’elle est si fréquente dans la langue arabe et serait difficile à traduire de manière élégante en Français si j’ajoutais les parenthèses. Je n’utiliserai pas les parenthèses dans la traduction « verset par verset » puisque les parenthèses réduisent la fluidité de la parole.</text:span></text:p>
      <text:p text:style-name="P27"><text:tab/><text:span text:style-name="T29">J’ai aussi placé beaucoup de mots entre crochets dans la traduction « mot par mot ». Ces mots sont présents en Arabe mais ne serait pas traduits en Français. La plupart de ces mots sont des prépositions qu’il faut utiliser avec certains verbes arabes alors que le verbe français ne nécessite pas l’utilisation de cette préposition. J’ai aussi souvent ignoré ces mots complètement ces mots s’il est impossible de les traduire en Français sans changer le sens de la phrase. </text:span><text:span text:style-name="T30">Après tout, c</text:span><text:span text:style-name="T29">e qui est le plus important est de garder le même sens </text:span><text:span text:style-name="T30">général</text:span><text:span text:style-name="T29"> que la phrase origin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KFGQPC HAFS Uthmanic Script" svg:font-family="'KFGQPC HAFS Uthmanic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DejaVu Sans1"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DejaVu Sans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6pt" style:font-size-asian="16pt" style:font-size-complex="1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ama Nonnenmacher</meta:initial-creator>
    <meta:creation-date>2023-09-19T20:28:42.315231711</meta:creation-date>
    <dc:date>2023-09-20T20:33:59.097258910</dc:date>
    <dc:creator>Usama Nonnenmacher</dc:creator>
    <meta:editing-duration>PT25M33S</meta:editing-duration>
    <meta:editing-cycles>8</meta:editing-cycles>
    <meta:generator>LibreOffice/7.3.7.2$Linux_X86_64 LibreOffice_project/30$Build-2</meta:generator>
    <meta:document-statistic meta:table-count="1" meta:image-count="0" meta:object-count="0" meta:page-count="6" meta:paragraph-count="83" meta:word-count="1478" meta:character-count="8217" meta:non-whitespace-character-count="6816"/>
  </office:meta>
</office:document-meta>
</file>